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2b73" officeooo:paragraph-rsid="00052b73"/>
    </style:style>
    <style:style style:name="P2" style:family="paragraph" style:parent-style-name="Standard" style:list-style-name="L5">
      <style:text-properties officeooo:rsid="00052b73" officeooo:paragraph-rsid="00052b73"/>
    </style:style>
    <style:style style:name="P3" style:family="paragraph" style:parent-style-name="Standard" style:list-style-name="L5">
      <style:text-properties fo:font-weight="normal" officeooo:rsid="0005fcfe" officeooo:paragraph-rsid="0005fcfe" style:font-weight-asian="normal" style:font-weight-complex="normal"/>
    </style:style>
    <style:style style:name="P4" style:family="paragraph" style:parent-style-name="Standard" style:list-style-name="L5">
      <style:text-properties fo:font-weight="normal" officeooo:rsid="0007fb03" officeooo:paragraph-rsid="0007fb03" style:font-weight-asian="normal" style:font-weight-complex="normal"/>
    </style:style>
    <style:style style:name="P5" style:family="paragraph" style:parent-style-name="Standard" style:list-style-name="L5">
      <style:text-properties fo:font-weight="normal" officeooo:rsid="000995fd" officeooo:paragraph-rsid="000995fd" style:font-weight-asian="normal" style:font-weight-complex="normal"/>
    </style:style>
    <style:style style:name="P6" style:family="paragraph" style:parent-style-name="Standard" style:list-style-name="L5">
      <style:text-properties fo:font-weight="normal" officeooo:rsid="000a7a43" officeooo:paragraph-rsid="000a7a43" style:font-weight-asian="normal" style:font-weight-complex="normal"/>
    </style:style>
    <style:style style:name="P7" style:family="paragraph" style:parent-style-name="Standard" style:list-style-name="L5">
      <style:text-properties fo:font-weight="normal" officeooo:rsid="000b6d9c" officeooo:paragraph-rsid="000b6d9c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0f1057" officeooo:paragraph-rsid="000f1057" style:font-weight-asian="normal" style:font-weight-complex="normal"/>
    </style:style>
    <style:style style:name="P9" style:family="paragraph" style:parent-style-name="Standard" style:list-style-name="L5">
      <style:text-properties officeooo:rsid="000a7a43" officeooo:paragraph-rsid="000a7a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2b73" style:font-weight-asian="bold" style:font-weight-complex="bold"/>
    </style:style>
    <style:style style:name="T3" style:family="text">
      <style:text-properties officeooo:rsid="0005fcfe"/>
    </style:style>
    <style:style style:name="T4" style:family="text">
      <style:text-properties officeooo:rsid="000b55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Django notes----------------------------------------------------</text:p>
      <text:p text:style-name="P1"/>
      <text:list xml:id="list4567550672437498480" text:style-name="L5">
        <text:list-item>
          <text:p text:style-name="P2"><text:span text:style-name="T3">D</text:span>jango is a framework that is written in a python programming language.</text:p>
        </text:list-item>
        <text:list-item>
          <text:p text:style-name="P2">Virtual environment allows us to keep our project dependencies saparate.</text:p>
        </text:list-item>
        <text:list-item>
          <text:p text:style-name="P2">Pip is a tool for installing and manages python packages.</text:p>
        </text:list-item>
        <text:list-item>
          <text:p text:style-name="P9">To start a project –<text:span text:style-name="T1">python django-admin.py starproject name_project.</text:span></text:p>
        </text:list-item>
        <text:list-item>
          <text:p text:style-name="P2">Create a new project. And the root of the project is the directory that contains MANAGE.PY</text:p>
        </text:list-item>
        <text:list-item>
          <text:p text:style-name="P2">To sync the database type- <text:span text:style-name="T1">python manage.py migrate.</text:span></text:p>
        </text:list-item>
        <text:list-item>
          <text:p text:style-name="P3">Each new app contains one <text:span text:style-name="T1">models.py</text:span> file in which we define its model. After that we need to <text:span text:style-name="T4">specify</text:span> that app in <text:span text:style-name="T1">settings.py </text:span>under 'Installed apps'.</text:p>
        </text:list-item>
        <text:list-item>
          <text:p text:style-name="P3">Any time a model is created or modified, <text:s text:c="2"/><text:span text:style-name="T2">python manage.py </text:span><text:span text:style-name="T1">make</text:span><text:span text:style-name="T2">migrat</text:span><text:span text:style-name="T1">ion</text:span> and then <text:span text:style-name="T2">python manage.py migrate </text:span>must be run.</text:p>
        </text:list-item>
        <text:list-item>
          <text:p text:style-name="P4">Urls.py is the file where url patterns are defined.</text:p>
        </text:list-item>
        <text:list-item>
          <text:p text:style-name="P5">Static files can be files like CSS, JAVASCRIPT, IMAGES etc.</text:p>
        </text:list-item>
        <text:list-item>
          <text:p text:style-name="P6">A project contains-</text:p>
          <text:p text:style-name="P6"><text:span text:style-name="T1">Settings.py</text:span> – configuration for the project</text:p>
          <text:p text:style-name="P6"><text:span text:style-name="T1">manage.py</text:span> – command runner</text:p>
          <text:p text:style-name="P6"><text:span text:style-name="T1">urls.py</text:span> – starting point to configure urls.</text:p>
        </text:list-item>
        <text:list-item>
          <text:p text:style-name="P6">To start an app – <text:span text:style-name="T1">python manage.py startapp name_app.</text:span></text:p>
        </text:list-item>
        <text:list-item>
          <text:p text:style-name="P7"><text:span text:style-name="T1">Urls </text:span>finds the location of the desired code in the bunch of codes and bring that back to the user.</text:p>
        </text:list-item>
        <text:list-item>
          <text:p text:style-name="P7">A <text:span text:style-name="T1">view</text:span> is python code that takes a 'request' object and returns a 'response' object.</text:p>
        </text:list-item>
        <text:list-item>
          <text:p text:style-name="P8"><text:span text:style-name="T1">Templates </text:span>are basically HTML code for the application. (base.html , home.html).</text:p>
        </text:list-item>
        <text:list-item>
          <text:p text:style-name="P8"><text:span text:style-name="T1">Models </text:span><text:s/>are database tables represented in python cod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09:54:15.507810729</meta:creation-date>
    <dc:date>2015-06-07T23:23:48.528883701</dc:date>
    <meta:editing-duration>PT7M44S</meta:editing-duration>
    <meta:editing-cycles>1</meta:editing-cycles>
    <meta:document-statistic meta:table-count="0" meta:image-count="0" meta:object-count="0" meta:page-count="1" meta:paragraph-count="20" meta:word-count="229" meta:character-count="1423" meta:non-whitespace-character-count="1226"/>
    <meta:generator>LibreOffice/4.2.8.2$Linux_X86_64 LibreOffice_project/420m0$Build-2</meta:generator>
  </office:meta>
</office:document-meta>
</file>